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Times New Roman" fo:font-size="12pt" fo:language="en" fo:country="IN" fo:font-weight="bold" style:font-size-asian="12pt" style:font-size-complex="12pt"/>
    </style:style>
    <style:style style:name="P2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line-height="150%"/>
      <style:text-properties style:font-name="Times New Roman" fo:font-size="12pt" officeooo:paragraph-rsid="001e20d4" style:font-size-asian="12pt" style:font-size-complex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e20d4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line-height="150%" fo:text-indent="1.27cm" style:auto-text-indent="false"/>
      <style:text-properties style:font-name="Times New Roman" fo:font-size="12pt" fo:language="en" fo:country="IN" style:font-size-asian="12pt" style:font-size-complex="12pt"/>
    </style:style>
    <style:style style:name="P7" style:family="paragraph" style:parent-style-name="Text_20_body">
      <style:paragraph-properties fo:line-height="150%"/>
      <style:text-properties style:font-name="Times New Roman" fo:font-size="12pt" fo:language="en" fo:country="IN" fo:font-weight="bold" style:font-size-asian="12pt" style:font-size-complex="12pt"/>
    </style:style>
    <style:style style:name="P8" style:family="paragraph" style:parent-style-name="Text_20_body">
      <style:paragraph-properties fo:line-height="150%"/>
      <style:text-properties style:font-name="Times New Roman" fo:font-size="12pt" fo:language="en" fo:country="IN" fo:font-weight="bold" officeooo:paragraph-rsid="001e20d4" style:font-size-asian="12pt" style:font-size-complex="12pt"/>
    </style:style>
    <style:style style:name="P9" style:family="paragraph" style:parent-style-name="Text_20_body">
      <style:paragraph-properties fo:line-height="150%"/>
      <style:text-properties style:font-name="Times New Roman" fo:font-size="12pt" fo:language="en" fo:country="IN" fo:font-weight="normal" officeooo:rsid="001e20d4" officeooo:paragraph-rsid="001e20d4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line-height="150%"/>
      <style:text-properties style:font-name="Times New Roman" fo:font-size="12pt" style:font-size-asian="12pt" style:font-size-complex="12pt"/>
    </style:style>
    <style:style style:name="T1" style:family="text">
      <style:text-properties fo:color="#000000" fo:language="en" fo:country="IN"/>
    </style:style>
    <style:style style:name="T2" style:family="text">
      <style:text-properties fo:color="#000000" fo:language="en" fo:country="IN" fo:font-weight="bold"/>
    </style:style>
    <style:style style:name="T3" style:family="text">
      <style:text-properties fo:color="#000000" fo:language="en" fo:country="IN" fo:font-weight="normal" officeooo:rsid="001e20d4" style:font-weight-asian="normal" style:font-weight-complex="normal"/>
    </style:style>
    <style:style style:name="T4" style:family="text">
      <style:text-properties fo:language="en" fo:country="IN" fo:font-weight="bold"/>
    </style:style>
    <style:style style:name="T5" style:family="text">
      <style:text-properties fo:language="en" fo:country="IN" fo:font-weight="bold" officeooo:rsid="001e20d4"/>
    </style:style>
    <style:style style:name="T6" style:family="text">
      <style:text-properties fo:language="en" fo:country="IN" fo:font-weight="normal" style:font-weight-asian="normal" style:font-weight-complex="normal"/>
    </style:style>
    <style:style style:name="T7" style:family="text">
      <style:text-properties fo:language="en" fo:country="IN" fo:font-weight="normal" officeooo:rsid="001e20d4" style:font-weight-asian="normal" style:font-weight-complex="normal"/>
    </style:style>
    <style:style style:name="T8" style:family="text">
      <style:text-properties officeooo:rsid="001e20d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<text:span text:style-name="T2">Project Name: <text:s text:c="2"/></text:span><text:span text:style-name="T3">Techcare</text:span></text:p>
      <text:p text:style-name="P5"><text:span text:style-name="T2">Sponsored by: <text:s text:c="3"/></text:span><text:span text:style-name="T1">Inhouse</text:span></text:p>
      <text:p text:style-name="P5"/>
      <text:p text:style-name="P1">Team Members names: <text:span text:style-name="T8">Adesh Tajane , Ronish Zadode , Ashutosh Kedar , Prabhat Pandey .</text:span></text:p>
      <text:p text:style-name="P2"/>
      <text:p text:style-name="P2"><text:span text:style-name="T4">Project Domain : </text:span><text:span text:style-name="T5">Data mining and Machine learning .</text:span></text:p>
      <text:p text:style-name="P3"><text:span text:style-name="T4">Project Description : </text:span><text:span text:style-name="T6">In our project we intend to analyze the data available for various patients of certain diseases which are primarily affected by change in daily routine , climate and diet <text:s text:c="2"/>. from this analysis we recognize certain pattern related to symptoms , cause and treatment of the disease . Based on this analysis we create a model to predict the risks , prevention and precautions to be taken by the pateints with similar pattern . Also the prediction will be supported by the climate forecast and current changes in medical health of the patient . Based on the analyzed and detected patterns , the current medical health and climate changes to be confronted by the patient we aim to give in advance predicton to the pateint . We also intend to provide the precautionary methods . Along with prediction we intend to prompt the pateint about taking care of his health based on his personal health satus and the climate changes <text:s/>. We <text:s/>extend the Idea of <text:s/>health risk prediction and prevention measures to farming(plants) and daily routine management of the person .</text:span><text:span text:style-name="T4"> </text:span></text:p>
      <text:p text:style-name="P8">Literature Survey: </text:p>
      <text:p text:style-name="P9">Data Driven Analytics for Personalized Healthcare ( Base paper )</text:p>
      <text:p text:style-name="P4"><text:span text:style-name="T7">Curve relativity analyze for relationship between blood pressure and atmospheric temperature using Matlab.</text:span><text:line-break/></text:p>
      <text:p text:style-name="P1">Project Scope:</text:p>
      <text:p text:style-name="P6">. </text:p>
      <text:p text:style-name="P1">High Level Design:i/p , process block , o/p</text:p>
      <text:p text:style-name="P2"/>
      <text:p text:style-name="P1">Low Level Design : ( individual modules)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3:46:38.455639581</meta:creation-date>
    <dc:date>2017-08-25T00:40:32.293671312</dc:date>
    <meta:editing-duration>PT3H15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58" meta:character-count="1550" meta:non-whitespace-character-count="1290"/>
  </office:meta>
</office:document-meta>
</file>